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f1f8" officeooo:paragraph-rsid="000ef1f8"/>
    </style:style>
    <style:style style:name="P2" style:family="paragraph" style:parent-style-name="Standard">
      <style:text-properties officeooo:rsid="000ef1f8" officeooo:paragraph-rsid="0011e427"/>
    </style:style>
    <style:style style:name="P3" style:family="paragraph" style:parent-style-name="Standard">
      <style:text-properties officeooo:rsid="00151b34" officeooo:paragraph-rsid="00151b34"/>
    </style:style>
    <style:style style:name="P4" style:family="paragraph" style:parent-style-name="Standard">
      <style:text-properties officeooo:rsid="0018f67f" officeooo:paragraph-rsid="0018f67f"/>
    </style:style>
    <style:style style:name="T1" style:family="text">
      <style:text-properties officeooo:rsid="0010811a"/>
    </style:style>
    <style:style style:name="T2" style:family="text">
      <style:text-properties officeooo:rsid="00130636"/>
    </style:style>
    <style:style style:name="T3" style:family="text">
      <style:text-properties officeooo:rsid="00151b34"/>
    </style:style>
    <style:style style:name="T4" style:family="text">
      <style:text-properties officeooo:rsid="00170f76"/>
    </style:style>
    <style:style style:name="T5" style:family="text">
      <style:text-properties officeooo:rsid="00186e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inition: Sub-Vocal Recognition, an Articulatory Feature Extraction Approach</text:p>
      <text:p text:style-name="P1"/>
      <text:p text:style-name="P1"><text:tab/>Science fiction has described numerous characters who communicate through thought alone. From H.G. Wells' “Time Machine” to Isaac Asimov's Foundation novels to William Gibson's “Neuromancer”, artificial telepathy seems an integral part of any high-technology future. Hopefully, recent developments in machine learning and wearable computing hardware will breathe new life into the seed of such a<text:span text:style-name="T1">n exciting</text:span> future. </text:p>
      <text:p text:style-name="P1"/>
      <text:p text:style-name="P1"><text:tab/>Sub-vocal recognition (SVR) uses electromyographic (EMG) recordings from the muscles of speech to re<text:span text:style-name="T1">cognize </text:span>spoken <text:span text:style-name="T1">or sub-vocalized</text:span> language. <text:span text:style-name="T1">Electrodes are usually placed on the skin of the throat during speech or reading. During otherwise “silent” reading, EMG data can still contain enough information to decode what the user was reading to themselves. A common approach is to use EMG data from vocalization to train recognition systems for sub-vocal (silent) recognition. An early NASA project used a variety of approaches, but found high variance between speakers and for a single speaker on different days. High variability lead to accuracy ranging from 90%+ one day, down to 48% the next, for a single speaker. A later study by Carnegie Mellon University focused on developing feature extractors based on unique linguistic aspects of phonemes, called articulatory features (AF's). This later approach achieved F1 scores as high as 0.45 for some phonemes, with EMG data from multiple facial locations.</text:span></text:p>
      <text:p text:style-name="P1"/>
      <text:p text:style-name="P2"><text:tab/><text:span text:style-name="T1">As mentioned, even silent reading can produce enough motor activity to register on an EMG. Such activity, known as sub-vocalization, is a promising entry point for artificial telepathy. Sub-vocalization often happens subconsciously during reading, but can also be deliberate. A region of the throat known as the pharynx contains muscles and nerves involved in all manner of human speech. With sufficient sensitivity, accurate sub-vocal recognition through careful electrical measurement of this single region should be possible. Linguists have categorized phonemes on the basis of AF's, with four dimensions in particular as the most common: place, manner, height, and vowel. Each of these AF's correspond roughly to specific actions of the muscles of speech. “Place”, for instance, correlates to the area of the mouth held in tension to produce a phoneme. </text:span></text:p>
      <text:p text:style-name="P2"/>
      <text:p text:style-name="P2"><text:span text:style-name="T1"><text:tab/>Specific muscular actions, like holding a body part in tension, requires neurons to “fire” in specific patterns. When neurons fire, the pattern of voltage discharge they produce is known as an action potential. When action potentials from motor neurons activate muscle, they are known as motor unit action potentials (MUAP's). By carefully deciphering MUAP's from EMG data, it may be possible to detect distinct signatures for the different kinds of AF's, and the values they can take on (in the case of “place”: fricative, labial, alveolar, etc.). Detecting the common features of disparate phonemes in this way may help improve the accuracy of an SVR phoneme model when compared to using a less domain-specific approach that doesn't benefit from phoneme commonalities. </text:span></text:p>
      <text:p text:style-name="P2"/>
      <text:p text:style-name="P3">[action potential, MUAP images]</text:p>
      <text:p text:style-name="P2"/>
      <text:p text:style-name="P2"><text:tab/><text:span text:style-name="T2">Distinct MUAP's arise from different actions by different muscles in different locations. Therefore, the MUAP's spatial and temporal location, wave width, and intensity of the MUAP can all be used to help distinguish different motor activities in EMG data. Since distinct AF's require different patterns of muscle activity, they should require distinct MUAP's. Correlating specific MUAP's from EMG data to AF's should therefore help identify common and distinct features of phonemes, ultimately aiding in identifying the phonemes themselves. </text:span></text:p>
      <text:p text:style-name="P2"/>
      <text:p text:style-name="P2"><text:tab/><text:span text:style-name="T2">Previous work from Carnegie-Mellon also used AF's, but their approach was based on multiple </text:span><text:soft-page-break/><text:span text:style-name="T2">EMG sources, AF extractors as Gaussian Mixture Models, the Short Time Fourier Transform, and forced phoneme-EMG alignment by using a signal channel and automatic auditory speech recognition. It should be noted their usage of AF's is based on a binary encoding scheme, with one classifier per unique label, and uses slightly different labels than the present study. This is intended to illustrate the relative simplicity of the present study. The data used herein was generated by the author using a raspberry pi with an 8-bit analog-to-digital converter (ADC), two monopolar surface electrodes as a single differential voltage measurement source, and no forced time alignment or audio signals. </text:span></text:p>
      <text:p text:style-name="P2"/>
      <text:p text:style-name="P2"><text:span text:style-name="T3"><text:tab/>Data from EMG during full vocalization is often used in addition to sub-vocalization in training EMG-to-phoneme models. Full and sub-vocalization EMG signals vary mostly by absolute intensity, not morphology. Higher vocal volume mostly corresponds to increased speech muscle contraction intensity, leading to MUAP's with higher amplitude, but a similar overall width and form to MUAP's from quieter vocalizations. Ideally, EMG signals from full and sub-vocalization are isomorphic to one another via a simple additive or multiplicative transform. Data from full vocalization should therefore have a higher signal-to-noise ratio on low resolution hardware in noisier environments, easing feature extraction and model training. In particular, between full and sub-vocalization, energy spectra should vary in absolute terms more than in relative terms among phonemes. Energy spectra differences between phonemes gleaned from full vocalization EMG data should therefore be useful in identifying sub-vocal EMG data as well. </text:span></text:p>
      <text:p text:style-name="P2"/>
      <text:p text:style-name="P2"><text:tab/><text:span text:style-name="T4">Transient signals from MUAP's in EMG data vary in width and intensity. For a given kind of contraction with a fairly constant duration, we would expect the EMG signal to have a fairly constant width, but vary in intensity or amplitude between samples at different contraction strengths. Wave amplitude should therefore correlate to contraction strength which in turn correlates to vocalization volume. Full vocalization data should have a higher overall spectral energy, but the relative spectral energies of phonemes should be similar to sub-vocalization. Increasing the total recorded spectral energy should reduce the effects of noise and accentuate relative phoneme differences. The energy input from most noise sources should be independent of the energy of the recording target, making full vocalization a method of increasing signal gain.</text:span></text:p>
      <text:p text:style-name="P2"/>
      <text:p text:style-name="P2"><text:tab/><text:span text:style-name="T5">Processes and methods developed while using full vocalization to identify phonemes in EMG data should transfer well to sub-vocalization scenarios. The two recording conditions differ mostly in the sensitivities required to distinguish phonemes, but general relative patterns among phonemes should hold. The models trained in this manner, using full vocalization, either can themselves be used when higher quality data becomes available, or the general process used to obtain these models can be improved upon and re-applied using improved recording equipment. The former case, use 'as-is' seems unlikely given current results, as the models might not be able to take full advantage of the new equipment, while the latter case would constitute boot-strapping for future process improvements. In general, the lower spectral energies in sub-vocalization EMG data could still be distinguished in a live setting by a sufficiently well-trained model (one trained on full vocalization EMG data, for instance). </text:span></text:p>
      <text:p text:style-name="P2"/>
      <text:p text:style-name="P4">Defining the Problem</text:p>
      <text:p text:style-name="P2"/>
      <text:p text:style-name="P2"><text:tab/><text:span text:style-name="T5">Ahead, then, lies the challenge of developing an EMG-to-phoneme pipeline, with specialized feature extraction models to aid in identifying phonemes from processed EMG data. EMG data in its raw form is not particularly useful, but techniques like wavelet transformation can help accurately extract information about the energy spectrum of the non-stationary, non-sinusoid waves it records. Next, information about AF's is extracted from these energy spectra by models specialized for the purpose. Ultimately, a phoneme prediction model will use the extracted AF's and supplemental energy </text:span><text:soft-page-break/><text:span text:style-name="T5">spectra data to identify the actual phonemes used to generate the dat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6:36:17.579599084</meta:creation-date>
    <dc:date>2017-06-20T20:07:51.891733117</dc:date>
    <meta:editing-duration>PT8M51S</meta:editing-duration>
    <meta:editing-cycles>1</meta:editing-cycles>
    <meta:generator>LibreOffice/5.0.6.2$Linux_X86_64 LibreOffice_project/00m0$Build-2</meta:generator>
    <meta:document-statistic meta:table-count="0" meta:image-count="0" meta:object-count="0" meta:page-count="3" meta:paragraph-count="13" meta:word-count="1191" meta:character-count="8042" meta:non-whitespace-character-count="6846"/>
  </office:meta>
</office:document-meta>
</file>